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cc99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ff99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cc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ccffff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ccccff" draw:textarea-horizontal-align="center" draw:textarea-vertical-align="middle"/>
    </style:style>
    <style:style style:name="gr7" style:family="graphic" style:parent-style-name="standard">
      <style:graphic-properties draw:stroke="solid" svg:stroke-color="#000000" draw:fill="none" draw:fill-color="#ffffff" fo:min-height="0.479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solid" draw:fill-color="#ffffff" fo:min-height="0.555cm" draw:shadow="hidden"/>
    </style:style>
    <style:style style:name="gr10" style:family="graphic" style:parent-style-name="standard">
      <style:graphic-properties svg:stroke-width="0.1cm" draw:marker-start="線の終点_20_1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cm" draw:marker-start="Arrow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="線の終点_20_1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="線の終点_20_2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.572cm"/>
      <style:paragraph-properties style:writing-mode="tb-rl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728cm"/>
      <style:paragraph-properties style:writing-mode="tb-rl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MS Gothic'" style:font-family-generic="swiss" style:font-pitch="variable" style:font-family-asian="'MS Gothic'" style:font-family-generic-asian="swiss" style:font-pitch-asian="variable"/>
    </style:style>
    <style:style style:name="P4" style:family="paragraph">
      <style:text-properties fo:font-family="'MS Gothic'" style:font-family-generic="swiss" style:font-pitch="variable" style:font-family-asian="'MS Gothic'" style:font-family-generic-asian="swiss" style:font-pitch-asian="variable"/>
    </style:style>
    <style:style style:name="T1" style:family="text">
      <style:text-properties fo:font-family="'MS Gothic'" style:font-family-generic="swiss" style:font-pitch="variable" style:font-family-asian="'MS Gothic'" style:font-family-generic-asian="swiss" style:font-pitch-asian="variable"/>
    </style:style>
    <style:style style:name="T2" style:family="text">
      <style:text-properties fo:font-family="'MS Gothic'" style:font-family-generic="swiss" style:font-pitch="variable" style:font-family-asian="'MS Gothic'" style:font-family-generic-asian="swiss" style:font-pitch-asian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rect draw:style-name="gr1" draw:text-style-name="P1" draw:layer="layout" svg:width="20.255cm" svg:height="14.417cm" svg:x="0.422cm" svg:y="9.55cm">
          <text:p text:style-name="P2"/>
        </draw:rect>
        <draw:rect draw:style-name="gr2" draw:text-style-name="P1" draw:layer="layout" svg:width="18.069cm" svg:height="8.743cm" svg:x="1.688cm" svg:y="14.343cm">
          <text:p text:style-name="P2"/>
        </draw:rect>
        <draw:rect draw:style-name="gr3" draw:text-style-name="P1" draw:layer="layout" svg:width="16.527cm" svg:height="3.256cm" svg:x="2.924cm" svg:y="16.187cm">
          <text:p text:style-name="P2"/>
        </draw:rect>
        <draw:rect draw:style-name="gr4" draw:text-style-name="P1" draw:layer="layout" svg:width="20.216cm" svg:height="5.063cm" svg:x="0.384cm" svg:y="4.372cm">
          <text:p text:style-name="P2"/>
        </draw:rect>
        <draw:rect draw:style-name="gr5" draw:text-style-name="P1" draw:layer="layout" svg:width="16.527cm" svg:height="3.605cm" svg:x="2.923cm" svg:y="10.086cm">
          <text:p text:style-name="P2"/>
        </draw:rect>
        <draw:rect draw:style-name="gr6" draw:text-style-name="P1" draw:layer="layout" svg:width="15.99cm" svg:height="1.797cm" svg:x="3.191cm" svg:y="11.587cm">
          <text:p text:style-name="P2"/>
        </draw:rect>
        <draw:frame draw:style-name="gr7" draw:text-style-name="P2" draw:layer="layout" svg:width="3.145cm" svg:height="0.886cm" svg:x="1.739cm" svg:y="2.839cm">
          <draw:text-box>
            <text:p text:style-name="P2">サーバー</text:p>
          </draw:text-box>
        </draw:frame>
        <draw:line draw:style-name="gr8" draw:text-style-name="P1" draw:layer="layout" svg:x1="3.312cm" svg:y1="3.928cm" svg:x2="3.306cm" svg:y2="24.734cm">
          <text:p text:style-name="P2"/>
        </draw:line>
        <draw:frame draw:style-name="gr9" draw:text-style-name="P2" draw:layer="layout" svg:width="3.605cm" svg:height="0.886cm" svg:x="17.25cm" svg:y="2.877cm">
          <draw:text-box>
            <text:p text:style-name="P2">クライアント</text:p>
          </draw:text-box>
        </draw:frame>
        <draw:line draw:style-name="gr10" draw:text-style-name="P1" draw:layer="layout" svg:x1="18.683cm" svg:y1="5.447cm" svg:x2="3.728cm" svg:y2="5.447cm">
          <text:p text:style-name="P2"/>
        </draw:line>
        <draw:frame draw:style-name="gr11" draw:text-style-name="P4" draw:layer="layout" svg:width="5.235cm" svg:height="0.886cm" svg:x="4.005cm" svg:y="4.509cm">
          <draw:text-box>
            <text:p text:style-name="P3"><text:span text:style-name="T1">① </text:span><text:span text:style-name="T1">socket</text:span><text:span text:style-name="T1">の確立</text:span></text:p>
          </draw:text-box>
        </draw:frame>
        <draw:line draw:style-name="gr12" draw:text-style-name="P1" draw:layer="layout" svg:x1="3.59cm" svg:y1="7.249cm" svg:x2="18.775cm" svg:y2="7.249cm">
          <text:p text:style-name="P2"/>
        </draw:line>
        <draw:frame draw:style-name="gr11" draw:text-style-name="P4" draw:layer="layout" svg:width="14.472cm" svg:height="0.886cm" svg:x="4.005cm" svg:y="6.148cm">
          <draw:text-box>
            <text:p text:style-name="P3"><text:span text:style-name="T1">②</text:span><text:span text:style-name="T1">プロトコルバージョンとクライアント名を通知</text:span></text:p>
          </draw:text-box>
        </draw:frame>
        <draw:line draw:style-name="gr13" draw:text-style-name="P1" draw:layer="layout" svg:x1="3.591cm" svg:y1="9.049cm" svg:x2="18.776cm" svg:y2="9.049cm">
          <text:p text:style-name="P2"/>
        </draw:line>
        <draw:frame draw:style-name="gr11" draw:text-style-name="P4" draw:layer="layout" svg:width="7.487cm" svg:height="0.886cm" svg:x="4.005cm" svg:y="8.148cm">
          <draw:text-box>
            <text:p text:style-name="P3"><text:span text:style-name="T1">③</text:span><text:span text:style-name="T1">プレイヤー番号を通知</text:span></text:p>
          </draw:text-box>
        </draw:frame>
        <draw:line draw:style-name="gr13" draw:text-style-name="P1" draw:layer="layout" svg:x1="3.592cm" svg:y1="11.25cm" svg:x2="18.777cm" svg:y2="11.25cm">
          <text:p text:style-name="P2"/>
        </draw:line>
        <draw:frame draw:style-name="gr11" draw:text-style-name="P4" draw:layer="layout" svg:width="7.487cm" svg:height="0.886cm" svg:x="4.006cm" svg:y="10.349cm">
          <draw:text-box>
            <text:p text:style-name="P3"><text:span text:style-name="T1">④</text:span><text:span text:style-name="T2">交換直前の</text:span><text:span text:style-name="T1">手札の通知</text:span></text:p>
          </draw:text-box>
        </draw:frame>
        <draw:line draw:style-name="gr14" draw:text-style-name="P1" draw:layer="layout" svg:x1="3.593cm" svg:y1="12.951cm" svg:x2="18.778cm" svg:y2="12.951cm">
          <text:p text:style-name="P2"/>
        </draw:line>
        <draw:frame draw:style-name="gr11" draw:text-style-name="P4" draw:layer="layout" svg:width="13.202cm" svg:height="0.886cm" svg:x="4.007cm" svg:y="12.05cm">
          <draw:text-box>
            <text:p text:style-name="P3"><text:span text:style-name="T1">⑤</text:span><text:span text:style-name="T1">交換したいカードの通知（大富豪と富豪）</text:span></text:p>
          </draw:text-box>
        </draw:frame>
        <draw:line draw:style-name="gr13" draw:text-style-name="P1" draw:layer="layout" svg:x1="3.593cm" svg:y1="15.551cm" svg:x2="18.778cm" svg:y2="15.551cm">
          <text:p text:style-name="P2"/>
        </draw:line>
        <draw:frame draw:style-name="gr11" draw:text-style-name="P4" draw:layer="layout" svg:width="4.312cm" svg:height="0.886cm" svg:x="4.007cm" svg:y="14.65cm">
          <draw:text-box>
            <text:p text:style-name="P3"><text:span text:style-name="T1">⑥</text:span><text:span text:style-name="T1">手札の通知</text:span></text:p>
          </draw:text-box>
        </draw:frame>
        <draw:line draw:style-name="gr14" draw:text-style-name="P1" draw:layer="layout" svg:x1="3.594cm" svg:y1="17.352cm" svg:x2="18.779cm" svg:y2="17.352cm">
          <text:p text:style-name="P2"/>
        </draw:line>
        <draw:frame draw:style-name="gr11" draw:text-style-name="P4" draw:layer="layout" svg:width="15.107cm" svg:height="0.886cm" svg:x="4.008cm" svg:y="16.451cm">
          <draw:text-box>
            <text:p text:style-name="P3"><text:span text:style-name="T1">⑦</text:span><text:span text:style-name="T1">提出したいカードの通知（順番のクライアント）</text:span></text:p>
          </draw:text-box>
        </draw:frame>
        <draw:line draw:style-name="gr8" draw:text-style-name="P1" draw:layer="layout" svg:x1="19.012cm" svg:y1="3.929cm" svg:x2="19.028cm" svg:y2="24.773cm">
          <text:p text:style-name="P2"/>
        </draw:line>
        <draw:line draw:style-name="gr13" draw:text-style-name="P1" draw:layer="layout" svg:x1="3.594cm" svg:y1="18.852cm" svg:x2="18.779cm" svg:y2="18.852cm">
          <text:p text:style-name="P2"/>
        </draw:line>
        <draw:frame draw:style-name="gr11" draw:text-style-name="P4" draw:layer="layout" svg:width="13.837cm" svg:height="0.886cm" svg:x="4.008cm" svg:y="17.951cm">
          <draw:text-box>
            <text:p text:style-name="P3"><text:span text:style-name="T1">⑧</text:span><text:span text:style-name="T1">受理・非受理の通知（順番のクライアント）</text:span></text:p>
          </draw:text-box>
        </draw:frame>
        <draw:line draw:style-name="gr13" draw:text-style-name="P1" draw:layer="layout" svg:x1="3.595cm" svg:y1="20.853cm" svg:x2="18.78cm" svg:y2="20.853cm">
          <text:p text:style-name="P2"/>
        </draw:line>
        <draw:frame draw:style-name="gr11" draw:text-style-name="P4" draw:layer="layout" svg:width="8.122cm" svg:height="0.886cm" svg:x="4.009cm" svg:y="19.952cm">
          <draw:text-box>
            <text:p text:style-name="P3"><text:span text:style-name="T1">⑨</text:span><text:span text:style-name="T1">場のカードや状況の通知</text:span></text:p>
          </draw:text-box>
        </draw:frame>
        <draw:line draw:style-name="gr13" draw:text-style-name="P1" draw:layer="layout" svg:x1="3.596cm" svg:y1="22.454cm" svg:x2="18.781cm" svg:y2="22.454cm">
          <text:p text:style-name="P2"/>
        </draw:line>
        <draw:frame draw:style-name="gr11" draw:text-style-name="P4" draw:layer="layout" svg:width="8.757cm" svg:height="0.886cm" svg:x="4.01cm" svg:y="21.553cm">
          <draw:text-box>
            <text:p text:style-name="P3"><text:span text:style-name="T1">⑩</text:span><text:span text:style-name="T1">ゲームが終了したかの通知</text:span></text:p>
          </draw:text-box>
        </draw:frame>
        <draw:frame draw:style-name="gr15" draw:text-style-name="P2" draw:layer="layout" svg:width="2.072cm" svg:height="13.421cm" svg:x="-8.859cm" svg:y="8.781cm">
          <draw:text-box>
            <text:p text:style-name="P2"/>
          </draw:text-box>
        </draw:frame>
        <draw:frame draw:style-name="gr16" draw:text-style-name="P2" draw:layer="layout" svg:width="1.228cm" svg:height="11.963cm" svg:x="0.414cm" svg:y="9.66cm">
          <draw:text-box>
            <text:p text:style-name="P2">規定の回数のゲームが行われるまで繰り返し</text:p>
          </draw:text-box>
        </draw:frame>
        <draw:frame draw:style-name="gr16" draw:text-style-name="P2" draw:layer="layout" svg:width="1.228cm" svg:height="6.368cm" svg:x="1.756cm" svg:y="14.42cm">
          <draw:text-box>
            <text:p text:style-name="P2">４人あがるまで繰り返し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線の終点_20_1" draw:display-name="線の終点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1131 2256" svg:d="m1127 2120-449-2006-9-42-25-39-38-25-38-8-43 8-38 25-25 39-9 42-449 2006v13l-4 9 9 42 25 38 38 25 42 9h903l42-9 38-25 26-38 8-42v-9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Solaris_Sparc OpenOffice.org_project/680m5$Build-9073</meta:generator>
    <meta:creation-date>2007-09-04T12:47:02</meta:creation-date>
    <dc:date>2007-09-04T14:55:31</dc:date>
    <dc:language>en-US</dc:language>
    <meta:editing-cycles>7</meta:editing-cycles>
    <meta:editing-duration>PT1H37M47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